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>
      <style:graphic-properties style:protect="size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2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6" style:family="graphic" style:parent-style-name="standard">
      <style:graphic-properties draw:stroke="none" svg:stroke-color="#000000" draw:fill="none" draw:fill-color="#ffffff" fo:min-height="1.40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5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3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color="#000000" draw:fill="none" draw:fill-color="#ffffff" fo:min-height="0.85cm"/>
    </style:style>
    <style:style style:name="gr65" style:family="graphic" style:parent-style-name="standard">
      <style:graphic-properties draw:stroke="none" svg:stroke-color="#000000" draw:fill="none" draw:fill-color="#ffffff" fo:min-height="1.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7" style:family="graphic" style:parent-style-name="standard">
      <style:graphic-properties draw:stroke="none" svg:stroke-color="#000000" draw:fill="none" draw:fill-color="#ffffff" fo:min-height="1.575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70" style:family="graphic" style:parent-style-name="standard">
      <style:graphic-properties draw:stroke="none" draw:fill="none" fo:min-height="0.789cm"/>
    </style:style>
    <style:style style:name="gr71" style:family="graphic" style:parent-style-name="objectwithoutfill">
      <style:graphic-properties draw:stroke="solid" draw:stroke-dash="Fine_20_Dashed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2" style:family="graphic" style:parent-style-name="objectwithoutfill">
      <style:graphic-properties draw:stroke="solid" draw:stroke-dash="Fine_20_Dashed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solid" draw:stroke-dash="Ultrafine_20_2_20_Dots_20_3_20_Dashes" svg:stroke-width="0.053cm" svg:stroke-color="#ff0000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6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objectwithoutfill">
      <style:graphic-properties draw:stroke="solid" draw:stroke-dash="Fine_20_Dashed" svg:stroke-width="0.053cm" svg:stroke-color="#0000ff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78" style:family="graphic" style:parent-style-name="objectwithoutfill">
      <style:graphic-properties draw:marker-end="Arrow" draw:marker-end-width="0.3cm" draw:fill="none" draw:textarea-vertical-align="middle"/>
    </style:style>
    <style:style style:name="gr79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578cm" fo:min-width="9.128cm" fo:padding-top="0.178cm" fo:padding-bottom="0.178cm" fo:padding-left="0.303cm" fo:padding-right="0.303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9.39cm" fo:min-width="12.738cm" fo:padding-top="0.178cm" fo:padding-bottom="0.178cm" fo:padding-left="0.303cm" fo:padding-right="0.30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7" style:family="graphic" style:parent-style-name="objectwithoutfill">
      <style:graphic-properties draw:stroke="solid" draw:stroke-dash="_32__20_Dots_20_1_20_Dash" svg:stroke-width="0.035cm" draw:marker-start-width="0.252cm" draw:marker-end="Arrow" draw:marker-end-width="0.352cm" svg:stroke-opacity="30%" draw:fill="none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9" style:family="graphic" style:parent-style-name="objectwithoutfill">
      <style:graphic-properties draw:stroke="solid" draw:stroke-dash="_32__20_Dots_20_1_20_Dash" svg:stroke-width="0.053cm" draw:marker-start-width="0.279cm" draw:marker-end="Arrow" draw:marker-end-width="0.379cm" svg:stroke-opacity="30%" draw:fill="none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1" style:family="graphic" style:parent-style-name="standard">
      <style:graphic-properties draw:stroke="none" svg:stroke-width="0.053cm" draw:marker-start-width="0.279cm" draw:marker-end-width="0.279cm" draw:fill="none" fo:min-height="1.575cm"/>
    </style:style>
    <style:style style:name="gr9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788cm" fo:min-width="0cm"/>
    </style:style>
    <style:style style:name="gr93" style:family="graphic" style:parent-style-name="standard">
      <style:graphic-properties draw:stroke="none" draw:fill="none" fo:min-height="0.806cm"/>
    </style:style>
    <style:style style:name="gr9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9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cm" fo:padding-top="0.139cm" fo:padding-bottom="0.139cm" fo:padding-left="0.264cm" fo:padding-right="0.264cm"/>
    </style:style>
    <style:style style:name="gr9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9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9" style:family="graphic" style:parent-style-name="standard">
      <style:graphic-properties draw:stroke="none" draw:fill="none" fo:min-height="1.575cm"/>
    </style:style>
    <style:style style:name="gr10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gr10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2.472cm" fo:padding-top="0.139cm" fo:padding-bottom="0.139cm" fo:padding-left="0.264cm" fo:padding-right="0.264cm"/>
    </style:style>
    <style:style style:name="gr10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03" style:family="graphic" style:parent-style-name="objectwithoutfill">
      <style:graphic-properties draw:marker-end="" draw:marker-end-width="0.3cm" draw:fill="none" draw:textarea-vertical-align="middle"/>
    </style:style>
    <style:style style:name="gr104" style:family="graphic" style:parent-style-name="standard">
      <style:graphic-properties draw:textarea-horizontal-align="justify" draw:textarea-vertical-align="middle" draw:auto-grow-height="false" fo:min-height="0.882cm" fo:min-width="1.01cm"/>
    </style:style>
    <style:style style:name="gr10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1.1cm" fo:padding-top="0.139cm" fo:padding-bottom="0.139cm" fo:padding-left="0.264cm" fo:padding-right="0.264cm"/>
    </style:style>
    <style:style style:name="gr106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0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 draw:shadow="hidden" draw:shadow-offset-x="0.2cm" draw:shadow-offset-y="0.2cm" draw:shadow-color="#808080"/>
    </style:style>
    <style:style style:name="gr10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11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11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11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11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11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116" style:family="graphic" style:parent-style-name="standard">
      <style:graphic-properties draw:stroke="none" draw:fill="none" fo:min-height="0.78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-color="#000080"/>
      <style:paragraph-properties fo:text-align="center"/>
      <style:text-properties fo:font-size="12pt"/>
    </style:style>
    <style:style style:name="P15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6" style:family="paragraph">
      <loext:graphic-properties draw:fill-color="#008000"/>
      <style:paragraph-properties fo:text-align="center"/>
      <style:text-properties fo:color="#ffffff" fo:font-size="12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20" style:family="paragraph">
      <loext:graphic-properties draw:fill-color="#ffffff"/>
      <style:paragraph-properties fo:text-align="center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20pt"/>
    </style:style>
    <style:style style:name="P22" style:family="paragraph">
      <loext:graphic-properties draw:fill="none" draw:fill-color="#ffffff"/>
      <style:text-properties fo:color="#ff0000" fo:background-color="#ffffff"/>
    </style:style>
    <style:style style:name="P23" style:family="paragraph">
      <loext:graphic-properties draw:fill="none" draw:fill-color="#ffffff"/>
      <style:text-properties fo:background-color="#ffffff"/>
    </style:style>
    <style:style style:name="P24" style:family="paragraph">
      <loext:graphic-properties draw:fill="none" draw:fill-color="#ffffff"/>
      <style:text-properties fo:color="#0000ff"/>
    </style:style>
    <style:style style:name="P2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</style:style>
    <style:style style:name="P27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9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center"/>
      <style:text-properties fo:font-size="20pt" fo:background-color="#ffffff"/>
    </style:style>
    <style:style style:name="P31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3" style:family="paragraph">
      <loext:graphic-properties draw:fill="none" draw:fill-color="#ffffff"/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P34" style:family="paragraph">
      <loext:graphic-properties draw:fill="none"/>
      <style:text-properties style:text-line-through-style="none" style:text-line-through-type="none"/>
    </style:style>
    <style:style style:name="P35" style:family="paragraph">
      <loext:graphic-properties draw:fill-color="#ffffff"/>
      <style:paragraph-properties fo:text-align="center"/>
      <style:text-properties fo:font-size="14pt"/>
    </style:style>
    <style:style style:name="P36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37" style:family="paragraph">
      <style:paragraph-properties fo:text-align="center"/>
      <style:text-properties fo:background-color="#ffffff"/>
    </style:style>
    <style:style style:name="P38" style:family="paragraph">
      <loext:graphic-properties draw:fill="none"/>
      <style:paragraph-properties fo:text-align="center"/>
      <style:text-properties fo:background-color="#ffffff"/>
    </style:style>
    <style:style style:name="P39" style:family="paragraph">
      <style:paragraph-properties fo:text-align="center"/>
      <style:text-properties fo:font-size="14pt"/>
    </style:style>
    <style:style style:name="P40" style:family="paragraph">
      <loext:graphic-properties draw:fill-color="#000000"/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19" style:family="text">
      <style:text-properties fo:font-size="20pt" fo:font-weight="bold" fo:background-color="#ffffff" style:font-weight-asian="bold" style:font-weight-complex="bold"/>
    </style:style>
    <style:style style:name="T20" style:family="text">
      <style:text-properties fo:font-weight="bold" fo:background-color="#ffffff" style:font-weight-asian="bold" style:font-weight-complex="bold"/>
    </style:style>
    <style:style style:name="T21" style:family="text">
      <style:text-properties fo:font-size="20pt" fo:letter-spacing="-0.03cm" fo:font-weight="bold" fo:background-color="#ffffff" style:font-size-asian="20pt" style:font-weight-asian="bold" style:font-size-complex="20pt" style:font-weight-complex="bold"/>
    </style:style>
    <style:style style:name="T22" style:family="text">
      <style:text-properties style:text-line-through-style="none" style:text-line-through-type="none" fo:font-size="20pt" fo:letter-spacing="-0.03cm" fo:font-weight="bold" fo:background-color="#ffffff" style:font-size-asian="20pt" style:font-weight-asian="bold" style:font-size-complex="20pt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  <presentation:notes draw:style-name="dp2">
          <draw:page-thumbnail draw:style-name="gr3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40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2" draw:text-style-name="P15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3" draw:text-style-name="P16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4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5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6" draw:text-style-name="P17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7" draw:text-style-name="P18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8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  <presentation:notes draw:style-name="dp2">
          <draw:page-thumbnail draw:style-name="gr3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40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9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50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3" draw:text-style-name="P16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8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1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1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4" draw:text-style-name="P19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  <presentation:notes draw:style-name="dp2">
          <draw:page-thumbnail draw:style-name="gr3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4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53" draw:id="id53" draw:layer="layout" svg:width="4.19cm" svg:height="2cm" svg:x="5.881cm" svg:y="6.6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4" draw:id="id54" draw:layer="layout" svg:width="4.19cm" svg:height="1.999cm" svg:x="5.881cm" svg:y="10.0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7.976cm" svg:y1="8.699cm" svg:x2="7.976cm" svg:y2="10.008cm" draw:start-shape="id53" draw:start-glue-point="2" draw:end-shape="id54" svg:d="M7976 8699v1309" svg:viewBox="0 0 1 1310">
          <text:p/>
        </draw:connector>
        <draw:custom-shape draw:style-name="gr59" draw:text-style-name="P20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10.071cm" svg:y1="11.007cm" svg:x2="20.81cm" svg:y2="14.955cm" draw:start-shape="id54" draw:start-glue-point="1" draw:end-shape="id55" svg:d="M10071 11007l10739 3948" svg:viewBox="0 0 10740 3949">
          <text:p/>
        </draw:connector>
        <draw:connector draw:style-name="gr61" draw:text-style-name="P21" draw:layer="layout" draw:type="line" svg:x1="10.071cm" svg:y1="7.699cm" svg:x2="20.81cm" svg:y2="14.955cm" draw:start-shape="id53" draw:start-glue-point="1" draw:end-shape="id55" draw:end-glue-point="3" svg:d="M10071 7699l10739 7256" svg:viewBox="0 0 10740 7257">
          <text:p/>
        </draw:connector>
        <draw:connector draw:style-name="gr61" draw:text-style-name="P21" draw:layer="layout" draw:type="line" svg:x1="10.071cm" svg:y1="7.699cm" svg:x2="20.81cm" svg:y2="11.32cm" draw:start-shape="id53" draw:start-glue-point="1" draw:end-shape="id56" svg:d="M10071 7699l10739 3621" svg:viewBox="0 0 10740 3622">
          <text:p/>
        </draw:connector>
        <draw:connector draw:style-name="gr58" draw:text-style-name="P21" draw:layer="layout" draw:type="line" svg:x1="10.071cm" svg:y1="11.007cm" svg:x2="20.81cm" svg:y2="11.32cm" draw:start-shape="id54" draw:start-glue-point="1" draw:end-shape="id56" draw:end-glue-point="3" svg:d="M10071 11007l10739 313" svg:viewBox="0 0 10740 314">
          <text:p/>
        </draw:connector>
        <draw:connector draw:style-name="gr61" draw:text-style-name="P21" draw:layer="layout" draw:type="line" svg:x1="10.071cm" svg:y1="7.699cm" svg:x2="20.81cm" svg:y2="7.911cm" draw:start-shape="id53" draw:start-glue-point="1" draw:end-shape="id57" draw:end-glue-point="3" svg:d="M10071 7699l10739 212" svg:viewBox="0 0 10740 213">
          <text:p/>
        </draw:connector>
        <draw:connector draw:style-name="gr58" draw:text-style-name="P21" draw:layer="layout" draw:type="line" svg:x1="10.071cm" svg:y1="11.007cm" svg:x2="20.81cm" svg:y2="7.911cm" draw:start-shape="id54" draw:start-glue-point="1" draw:end-shape="id57" svg:d="M10071 11007l10739-3096" svg:viewBox="0 0 10740 3097">
          <text:p/>
        </draw:connector>
        <draw:custom-shape draw:style-name="gr62" draw:text-style-name="P20" xml:id="id59" draw:id="id59" draw:layer="layout" svg:width="4.189cm" svg:height="2cm" svg:x="8.37cm" svg:y="3.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58" draw:id="id58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8" draw:text-style-name="P21" draw:layer="layout" draw:type="line" svg:x1="5.095cm" svg:y1="5.2cm" svg:x2="7.976cm" svg:y2="6.699cm" draw:start-shape="id58" draw:start-glue-point="2" draw:end-shape="id53" draw:end-glue-point="0" svg:d="M5095 5200l2881 1499" svg:viewBox="0 0 2882 1500">
          <text:p/>
        </draw:connector>
        <draw:connector draw:style-name="gr58" draw:text-style-name="P21" draw:layer="layout" draw:type="line" svg:x1="10.464cm" svg:y1="5.2cm" svg:x2="7.976cm" svg:y2="6.699cm" draw:start-shape="id59" draw:start-glue-point="2" draw:end-shape="id53" draw:end-glue-point="0" svg:d="M10464 5200l-2488 1499" svg:viewBox="0 0 2489 1500">
          <text:p/>
        </draw:connector>
        <draw:connector draw:style-name="gr63" draw:text-style-name="P21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3" draw:text-style-name="P21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3" draw:text-style-name="P21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4" draw:text-style-name="P22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5" draw:text-style-name="P23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6" draw:text-style-name="P24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7" draw:text-style-name="P25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8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5cm" svg:y="5.261cm">
          <draw:text-box>
            <text:p><text:span text:style-name="T17">Pod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68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6" draw:text-style-name="P20" xml:id="id61" draw:id="id61" draw:layer="layout" svg:width="4.19cm" svg:height="2cm" svg:x="5.854cm" svg:y="6.692cm">
          <text:p text:style-name="P3"><text:span text:style-name="T13">Honey bee</text:span></text:p>
          <text:p text:style-name="P3"><text:span text:style-name="T13">Vis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0" xml:id="id62" draw:id="id62" draw:layer="layout" svg:width="4.19cm" svg:height="1.999cm" svg:x="5.9cm" svg:y="10.0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27" draw:layer="layout" draw:type="line" svg:x1="7.949cm" svg:y1="8.692cm" svg:x2="7.995cm" svg:y2="10.001cm" draw:start-shape="id61" draw:start-glue-point="2" draw:end-shape="id62" draw:end-glue-point="0" svg:d="M7949 8692l46 1309" svg:viewBox="0 0 47 1310">
          <text:p/>
        </draw:connector>
        <draw:custom-shape draw:style-name="gr59" draw:text-style-name="P20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7" draw:text-style-name="P20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9" draw:text-style-name="P20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60" draw:text-style-name="P20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8" draw:layer="layout" draw:type="line" svg:x1="10.09cm" svg:y1="11cm" svg:x2="20.81cm" svg:y2="14.955cm" draw:start-shape="id62" draw:start-glue-point="1" draw:end-shape="id63" svg:d="M10090 11000l10720 3955" svg:viewBox="0 0 10721 3956">
          <text:p/>
        </draw:connector>
        <draw:connector draw:style-name="gr72" draw:text-style-name="P28" draw:layer="layout" draw:type="line" svg:x1="10.044cm" svg:y1="7.692cm" svg:x2="20.81cm" svg:y2="14.955cm" draw:start-shape="id61" draw:start-glue-point="1" draw:end-shape="id63" draw:end-glue-point="3" svg:d="M10044 7692l10766 7263" svg:viewBox="0 0 10767 7264">
          <text:p/>
        </draw:connector>
        <draw:connector draw:style-name="gr73" draw:text-style-name="P29" draw:layer="layout" draw:type="line" svg:x1="10.044cm" svg:y1="7.692cm" svg:x2="20.81cm" svg:y2="11.32cm" draw:start-shape="id61" draw:start-glue-point="1" draw:end-shape="id64" svg:d="M10044 7692l10766 3628" svg:viewBox="0 0 10767 3629">
          <text:p text:style-name="P3"><text:span text:style-name="T18">-0.5</text:span></text:p>
        </draw:connector>
        <draw:connector draw:style-name="gr71" draw:text-style-name="P27" draw:layer="layout" draw:type="line" svg:x1="10.09cm" svg:y1="11cm" svg:x2="20.81cm" svg:y2="11.32cm" draw:start-shape="id62" draw:start-glue-point="1" draw:end-shape="id64" draw:end-glue-point="3" svg:d="M10090 11000l10720 320" svg:viewBox="0 0 10721 321">
          <text:p/>
        </draw:connector>
        <draw:connector draw:style-name="gr74" draw:text-style-name="P28" draw:layer="layout" draw:type="line" svg:x1="10.044cm" svg:y1="7.692cm" svg:x2="20.81cm" svg:y2="7.911cm" draw:start-shape="id61" draw:start-glue-point="1" draw:end-shape="id65" draw:end-glue-point="3" svg:d="M10044 7692l10766 219" svg:viewBox="0 0 10767 220">
          <text:p/>
        </draw:connector>
        <draw:connector draw:style-name="gr71" draw:text-style-name="P27" draw:layer="layout" draw:type="line" svg:x1="10.09cm" svg:y1="11cm" svg:x2="20.81cm" svg:y2="7.911cm" draw:start-shape="id62" draw:start-glue-point="1" draw:end-shape="id65" svg:d="M10090 11000l10720-3089" svg:viewBox="0 0 10721 3090">
          <text:p/>
        </draw:connector>
        <draw:custom-shape draw:style-name="gr62" draw:text-style-name="P20" xml:id="id67" draw:id="id67" draw:layer="layout" svg:width="4.189cm" svg:height="2cm" svg:x="8.37cm" svg:y="3.2cm">
          <text:p text:style-name="P3"><text:span text:style-name="T13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0" xml:id="id66" draw:id="id66" draw:layer="layout" svg:width="4.19cm" svg:height="2cm" svg:x="3cm" svg:y="3.2cm">
          <text:p text:style-name="P3"><text:span text:style-name="T13">Stocking</text:span></text:p>
          <text:p text:style-name="P3"><text:span text:style-name="T13">R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1" draw:text-style-name="P30" draw:layer="layout" draw:type="line" svg:x1="5.095cm" svg:y1="5.2cm" svg:x2="7.949cm" svg:y2="6.692cm" draw:start-shape="id66" draw:start-glue-point="2" draw:end-shape="id61" draw:end-glue-point="0" svg:d="M5095 5200l2854 1492" svg:viewBox="0 0 2855 1493">
          <text:p/>
        </draw:connector>
        <draw:connector draw:style-name="gr75" draw:text-style-name="P31" draw:layer="layout" draw:type="line" svg:x1="10.464cm" svg:y1="5.2cm" svg:x2="7.949cm" svg:y2="6.692cm" draw:start-shape="id67" draw:start-glue-point="2" draw:end-shape="id61" draw:end-glue-point="0" svg:d="M10464 5200l-2515 1492" svg:viewBox="0 0 2516 1493">
          <text:p text:style-name="P3"><text:span text:style-name="T19">-1.1</text:span></text:p>
        </draw:connector>
        <draw:connector draw:style-name="gr76" draw:text-style-name="P31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19">3.7</text:span></text:p>
        </draw:connector>
        <draw:connector draw:style-name="gr77" draw:text-style-name="P28" draw:layer="layout" draw:type="line" svg:x1="13.607cm" svg:y1="17.1cm" svg:x2="20.81cm" svg:y2="11.32cm" draw:start-shape="id68" draw:start-glue-point="0" draw:end-shape="id64" svg:d="M13607 17100l7203-5780" svg:viewBox="0 0 7204 5781">
          <text:p/>
        </draw:connector>
        <draw:connector draw:style-name="gr76" draw:text-style-name="P31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19">1.0</text:span></text:p>
        </draw:connector>
        <draw:connector draw:style-name="gr78" draw:text-style-name="P32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0">1.4</text:span></text:p>
        </draw:connector>
        <draw:frame draw:style-name="gr70" draw:text-style-name="P26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7" draw:text-style-name="P25" draw:layer="layout" svg:width="5.3cm" svg:height="1.825cm" svg:x="7cm" svg:y="17.301cm">
          <draw:text-box>
            <text:p><text:span text:style-name="T17">Plant Level</text:span></text:p>
          </draw:text-box>
        </draw:frame>
        <draw:custom-shape draw:style-name="gr79" draw:text-style-name="P12" draw:layer="layout" svg:width="10.7cm" svg:height="9.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13.468cm" svg:y="3.401cm">
          <draw:text-box>
            <text:p><text:span text:style-name="T17">Plot Level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0" draw:text-style-name="P20" xml:id="id72" draw:id="id72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1" draw:id="id71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0" draw:text-style-name="P20" xml:id="id70" draw:id="id70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1" draw:text-style-name="P20" xml:id="id73" draw:id="id73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1" draw:layer="layout" draw:type="line" svg:x1="15.714cm" svg:y1="9.925cm" svg:x2="20.178cm" svg:y2="14.856cm" draw:start-shape="id69" draw:start-glue-point="1" draw:end-shape="id70" svg:d="M15714 9925l4464 4931" svg:viewBox="0 0 4465 4932">
          <text:p/>
        </draw:connector>
        <draw:connector draw:style-name="gr1" draw:text-style-name="P21" draw:layer="layout" draw:type="line" svg:x1="15.714cm" svg:y1="9.925cm" svg:x2="20.178cm" svg:y2="11.134cm" draw:start-shape="id69" draw:start-glue-point="1" draw:end-shape="id71" draw:end-glue-point="3" svg:d="M15714 9925l4464 1209" svg:viewBox="0 0 4465 1210">
          <text:p/>
        </draw:connector>
        <draw:connector draw:style-name="gr1" draw:text-style-name="P21" draw:layer="layout" draw:type="line" svg:x1="15.714cm" svg:y1="9.925cm" svg:x2="20.178cm" svg:y2="7.643cm" draw:start-shape="id69" draw:start-glue-point="1" draw:end-shape="id72" svg:d="M15714 9925l4464-2282" svg:viewBox="0 0 4465 2283">
          <text:p/>
        </draw:connector>
        <draw:connector draw:style-name="gr4" draw:text-style-name="P21" draw:layer="layout" draw:type="line" svg:x1="11.89cm" svg:y1="17.052cm" svg:x2="20.178cm" svg:y2="14.856cm" draw:start-shape="id73" draw:start-glue-point="0" draw:end-shape="id70" svg:d="M11890 17052l8288-2196" svg:viewBox="0 0 8289 2197">
          <text:p/>
        </draw:connector>
        <draw:connector draw:style-name="gr4" draw:text-style-name="P21" draw:layer="layout" draw:type="line" svg:x1="11.89cm" svg:y1="17.052cm" svg:x2="20.178cm" svg:y2="11.134cm" draw:start-shape="id73" draw:start-glue-point="0" draw:end-shape="id71" svg:d="M11890 17052l8288-5918" svg:viewBox="0 0 8289 5919">
          <text:p/>
        </draw:connector>
        <draw:connector draw:style-name="gr4" draw:text-style-name="P21" draw:layer="layout" draw:type="line" svg:x1="11.89cm" svg:y1="17.052cm" svg:x2="20.178cm" svg:y2="7.643cm" draw:start-shape="id73" draw:start-glue-point="0" draw:end-shape="id72" svg:d="M11890 17052l8288-9409" svg:viewBox="0 0 8289 9410">
          <text:p/>
        </draw:connector>
        <draw:custom-shape draw:style-name="gr82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1cm">
          <draw:text-box>
            <text:p><text:span text:style-name="T17">Plant Level</text:span></text:p>
          </draw:text-box>
        </draw:frame>
        <draw:connector draw:style-name="gr84" draw:text-style-name="P12" draw:layer="layout" draw:type="line" svg:x1="7.214cm" svg:y1="3.177cm" svg:x2="10.901cm" svg:y2="6.777cm" draw:start-shape="id74" draw:start-glue-point="1" draw:end-shape="id75" draw:end-glue-point="3" svg:d="M7214 3177l3687 3600" svg:viewBox="0 0 3688 3601">
          <text:p/>
        </draw:connector>
        <draw:custom-shape draw:style-name="gr85" draw:text-style-name="P12" draw:layer="layout" svg:width="14.398cm" svg:height="10.8cm" svg:x="1.903cm" svg:y="1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0" xml:id="id75" draw:id="id75" draw:layer="layout" svg:width="4.813cm" svg:height="2.048cm" svg:x="10.901cm" svg:y="5.7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69" draw:id="id69" draw:layer="layout" svg:width="4.813cm" svg:height="2.048cm" svg:x="10.901cm" svg:y="8.901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7" draw:text-style-name="P28" draw:layer="layout" draw:type="line" svg:x1="13.307cm" svg:y1="7.801cm" svg:x2="13.307cm" svg:y2="8.901cm" draw:start-shape="id75" draw:start-glue-point="2" draw:end-shape="id69" svg:d="M13307 7801v1100" svg:viewBox="0 0 1 1101">
          <text:p/>
        </draw:connector>
        <draw:custom-shape draw:style-name="gr86" draw:text-style-name="P20" xml:id="id76" draw:id="id76" draw:layer="layout" svg:width="4.813cm" svg:height="2.048cm" svg:x="10.901cm" svg:y="2.147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13.307cm" svg:y1="4.195cm" svg:x2="13.307cm" svg:y2="5.753cm" draw:start-shape="id76" draw:start-glue-point="2" draw:end-shape="id75" draw:end-glue-point="0" svg:d="M13307 4195v1558" svg:viewBox="0 0 1 1559">
          <text:p/>
        </draw:connector>
        <draw:custom-shape draw:style-name="gr86" draw:text-style-name="P20" xml:id="id77" draw:id="id77" draw:layer="layout" svg:width="4.813cm" svg:height="2.048cm" svg:x="2.401cm" svg:y="5.801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7.849cm" svg:x2="10.901cm" svg:y2="9.925cm" draw:start-shape="id77" draw:start-glue-point="2" draw:end-shape="id69" draw:end-glue-point="3" svg:d="M4807 7849l6094 2076" svg:viewBox="0 0 6095 2077">
          <text:p/>
        </draw:connector>
        <draw:custom-shape draw:style-name="gr86" draw:text-style-name="P20" xml:id="id74" draw:id="id74" draw:layer="layout" svg:width="4.813cm" svg:height="2.048cm" svg:x="2.401cm" svg:y="2.153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84" draw:text-style-name="P31" draw:layer="layout" draw:type="line" svg:x1="4.807cm" svg:y1="4.201cm" svg:x2="4.807cm" svg:y2="5.801cm" draw:start-shape="id74" draw:start-glue-point="2" draw:end-shape="id77" draw:end-glue-point="0" svg:d="M4807 4201v1600" svg:viewBox="0 0 1 1601">
          <text:p/>
        </draw:connector>
        <draw:connector draw:style-name="gr84" draw:text-style-name="P29" draw:layer="layout" draw:type="line" svg:x1="10.901cm" svg:y1="3.171cm" svg:x2="7.214cm" svg:y2="6.825cm" draw:start-shape="id76" draw:start-glue-point="3" draw:end-shape="id77" draw:end-glue-point="1" svg:d="M10901 3171l-3687 3654" svg:viewBox="0 0 3688 3655">
          <text:p/>
        </draw:connector>
        <presentation:notes draw:style-name="dp2">
          <draw:page-thumbnail draw:style-name="gr39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76" draw:text-style-name="P31" draw:layer="layout" draw:type="line" svg:x1="11.915cm" svg:y1="17.099cm" svg:x2="20.187cm" svg:y2="11.181cm" draw:start-shape="id78" draw:start-glue-point="0" draw:end-shape="id79" svg:d="M11915 17099l8272-5918" svg:viewBox="0 0 8273 5919">
          <text:p text:style-name="P3"><text:span text:style-name="T19">0.7</text:span></text:p>
        </draw:connector>
        <draw:connector draw:style-name="gr88" draw:text-style-name="P12" draw:layer="layout" draw:type="line" svg:x1="7.213cm" svg:y1="3.176cm" svg:x2="10.9cm" svg:y2="6.776cm" draw:start-shape="id80" draw:start-glue-point="1" draw:end-shape="id81" draw:end-glue-point="3" svg:d="M7213 3176l3687 3600" svg:viewBox="0 0 3688 3601">
          <text:p/>
        </draw:connector>
        <draw:custom-shape draw:style-name="gr85" draw:text-style-name="P12" draw:layer="layout" svg:width="14.398cm" svg:height="10.8cm" svg:x="1.902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7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6" draw:text-style-name="P20" xml:id="id81" draw:id="id81" draw:layer="layout" svg:width="4.813cm" svg:height="2.048cm" svg:x="10.9cm" svg:y="5.752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2" draw:id="id82" draw:layer="layout" svg:width="4.813cm" svg:height="2.048cm" svg:x="10.9cm" svg:y="8.9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9" draw:text-style-name="P28" draw:layer="layout" draw:type="line" svg:x1="13.306cm" svg:y1="7.8cm" svg:x2="13.306cm" svg:y2="8.9cm" draw:start-shape="id81" draw:start-glue-point="2" draw:end-shape="id82" svg:d="M13306 7800v1100" svg:viewBox="0 0 1 1101">
          <text:p/>
        </draw:connector>
        <draw:custom-shape draw:style-name="gr86" draw:text-style-name="P20" xml:id="id84" draw:id="id84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9" draw:id="id79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83" draw:id="id83" draw:layer="layout" svg:width="4.813cm" svg:height="2.048cm" svg:x="20.187cm" svg:y="13.879cm">
          <text:p text:style-name="P3"><text:span text:style-name="T13">Number of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6" draw:text-style-name="P20" xml:id="id78" draw:id="id78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15.713cm" svg:y1="9.924cm" svg:x2="20.187cm" svg:y2="14.903cm" draw:start-shape="id82" draw:start-glue-point="1" draw:end-shape="id83" svg:d="M15713 9924l4474 4979" svg:viewBox="0 0 4475 4980">
          <text:p text:style-name="P3"><text:span text:style-name="T19">0.6</text:span></text:p>
        </draw:connector>
        <draw:connector draw:style-name="gr89" draw:text-style-name="P28" draw:layer="layout" draw:type="line" svg:x1="15.713cm" svg:y1="9.924cm" svg:x2="20.187cm" svg:y2="11.181cm" draw:start-shape="id82" draw:start-glue-point="1" draw:end-shape="id79" draw:end-glue-point="3" svg:d="M15713 9924l4474 1257" svg:viewBox="0 0 4475 1258">
          <text:p/>
        </draw:connector>
        <draw:connector draw:style-name="gr75" draw:text-style-name="P31" draw:layer="layout" draw:type="line" svg:x1="15.713cm" svg:y1="9.924cm" svg:x2="20.187cm" svg:y2="7.69cm" draw:start-shape="id82" draw:start-glue-point="1" draw:end-shape="id84" svg:d="M15713 9924l4474-2234" svg:viewBox="0 0 4475 2235">
          <text:p text:style-name="P3"><text:span text:style-name="T19">1.1</text:span></text:p>
        </draw:connector>
        <draw:custom-shape draw:style-name="gr86" draw:text-style-name="P20" xml:id="id85" draw:id="id85" draw:layer="layout" svg:width="4.813cm" svg:height="2.048cm" svg:x="10.9cm" svg:y="2.146cm">
          <text:p text:style-name="P3"><text:span text:style-name="T13">Hive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13.306cm" svg:y1="4.194cm" svg:x2="13.306cm" svg:y2="5.752cm" draw:start-shape="id85" draw:start-glue-point="2" draw:end-shape="id81" draw:end-glue-point="0" svg:d="M13306 4194v1558" svg:viewBox="0 0 1 1559">
          <text:p text:style-name="P3"><text:span text:style-name="T19">-0.5</text:span></text:p>
        </draw:connector>
        <draw:custom-shape draw:style-name="gr86" draw:text-style-name="P20" xml:id="id86" draw:id="id86" draw:layer="layout" svg:width="4.813cm" svg:height="2.048cm" svg:x="2.4cm" svg:y="5.8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5" draw:text-style-name="P31" draw:layer="layout" draw:type="line" svg:x1="4.806cm" svg:y1="7.848cm" svg:x2="10.9cm" svg:y2="9.924cm" draw:start-shape="id86" draw:start-glue-point="2" draw:end-shape="id82" draw:end-glue-point="3" svg:d="M4806 7848l6094 2076" svg:viewBox="0 0 6095 2077">
          <text:p text:style-name="P3"><text:span text:style-name="T19">0.7</text:span></text:p>
        </draw:connector>
        <draw:custom-shape draw:style-name="gr86" draw:text-style-name="P20" xml:id="id80" draw:id="id80" draw:layer="layout" svg:width="4.813cm" svg:height="2.048cm" svg:x="2.4cm" svg:y="2.152cm">
          <text:p text:style-name="P3"><text:span text:style-name="T13">Shelter</text:span></text:p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90" draw:text-style-name="P31" draw:layer="layout" draw:type="line" svg:x1="4.806cm" svg:y1="4.2cm" svg:x2="4.806cm" svg:y2="5.8cm" draw:start-shape="id80" draw:start-glue-point="2" draw:end-shape="id86" draw:end-glue-point="0" svg:d="M4806 4200v1600" svg:viewBox="0 0 1 1601">
          <text:p text:style-name="P3"><text:span text:style-name="T19">-3.3</text:span></text:p>
        </draw:connector>
        <draw:connector draw:style-name="gr76" draw:text-style-name="P31" draw:layer="layout" draw:type="line" svg:x1="11.915cm" svg:y1="17.099cm" svg:x2="20.187cm" svg:y2="14.903cm" draw:start-shape="id78" draw:start-glue-point="0" draw:end-shape="id83" svg:d="M11915 17099l8272-2196" svg:viewBox="0 0 8273 2197">
          <text:p text:style-name="P3"><text:span text:style-name="T19">6.7</text:span></text:p>
        </draw:connector>
        <draw:connector draw:style-name="gr76" draw:text-style-name="P31" draw:layer="layout" draw:type="line" svg:x1="11.915cm" svg:y1="17.099cm" svg:x2="20.187cm" svg:y2="7.69cm" draw:start-shape="id78" draw:start-glue-point="0" draw:end-shape="id84" svg:d="M11915 17099l8272-9409" svg:viewBox="0 0 8273 9410">
          <text:p text:style-name="P3"><text:span text:style-name="T19">1.2</text:span></text:p>
        </draw:connector>
        <draw:connector draw:style-name="gr75" draw:text-style-name="P32" draw:layer="layout" svg:x1="22.593cm" svg:y1="8.714cm" svg:x2="22.593cm" svg:y2="10.157cm" draw:start-shape="id84" draw:start-glue-point="2" draw:end-shape="id79" draw:end-glue-point="0" svg:d="M22593 8714v1443" svg:viewBox="0 0 1 1444">
          <text:p text:style-name="P3"><text:span text:style-name="T20">-2.2</text:span></text:p>
        </draw:connector>
        <draw:frame draw:style-name="gr91" draw:text-style-name="P26" draw:layer="layout" svg:width="3.132cm" svg:height="1.825cm" svg:x="16.468cm" svg:y="1.9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70" draw:text-style-name="P26" draw:layer="layout" svg:width="4.232cm" svg:height="1.039cm" svg:x="20.3cm" svg:y="17.862cm">
          <draw:text-box>
            <text:p><text:span text:style-name="T17">Plant Level</text:span></text:p>
          </draw:text-box>
        </draw:frame>
        <draw:connector draw:style-name="gr88" draw:text-style-name="P29" draw:layer="layout" draw:type="line" svg:x1="10.9cm" svg:y1="3.17cm" svg:x2="7.213cm" svg:y2="6.824cm" draw:start-shape="id85" draw:start-glue-point="3" draw:end-shape="id86" draw:end-glue-point="1" svg:d="M10900 3170l-3687 3654" svg:viewBox="0 0 3688 3655">
          <text:p/>
        </draw:connector>
        <draw:frame draw:style-name="gr92" draw:text-style-name="P33" draw:layer="layout" svg:width="1.9cm" svg:height="1.038cm" svg:x="9.5cm" svg:y="3.262cm">
          <draw:text-box>
            <text:p><text:span text:style-name="T21">1.2</text:span></text:p>
          </draw:text-box>
        </draw:frame>
        <draw:frame draw:style-name="gr93" draw:text-style-name="P34" draw:layer="layout" svg:width="2.029cm" svg:height="1.056cm" svg:x="7.2cm" svg:y="3.244cm">
          <draw:text-box>
            <text:p><text:span text:style-name="T22">-1.2</text:span></text:p>
          </draw:text-box>
        </draw:frame>
        <presentation:notes draw:style-name="dp2">
          <draw:page-thumbnail draw:style-name="gr39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draw:custom-shape draw:style-name="gr94" draw:text-style-name="P35" xml:id="id87" draw:id="id87" draw:layer="layout" svg:width="2.528cm" svg:height="1.164cm" svg:x="2.572cm" svg:y="16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1cm" svg:y1="16.582cm" svg:x2="8.583cm" svg:y2="10.866cm" draw:start-shape="id87" draw:start-glue-point="1" draw:end-shape="id88" draw:end-glue-point="7" svg:d="M5100 16582l3483-5716" svg:viewBox="0 0 3484 5717">
          <text:p/>
        </draw:connector>
        <draw:custom-shape draw:style-name="gr94" draw:text-style-name="P35" xml:id="id89" draw:id="id89" draw:layer="layout" svg:width="2.528cm" svg:height="1.164cm" svg:x="1.2cm" svg:y="13.136cm">
          <text:p text:style-name="P3"><text:span text:style-name="T23">Hive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3.728cm" svg:y1="13.718cm" svg:x2="8.1cm" svg:y2="10.3cm" draw:start-shape="id89" draw:start-glue-point="1" draw:end-shape="id88" draw:end-glue-point="6" svg:d="M3728 13718l4372-3418" svg:viewBox="0 0 4373 3419">
          <text:p/>
        </draw:connector>
        <draw:custom-shape draw:style-name="gr95" draw:text-style-name="P36" xml:id="id88" draw:id="id88" draw:layer="layout" svg:width="3.3cm" svg:height="1.6cm" svg:x="8.1cm" svg:y="9.5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draw:layer="layout" svg:width="3.3cm" svg:height="1.6cm" svg:x="7.2cm" svg:y="5.6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5" xml:id="id90" draw:id="id90" draw:layer="layout" svg:width="2.528cm" svg:height="1.2cm" svg:x="8.5cm" svg:y="16.6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97" draw:text-style-name="P12" draw:layer="layout" draw:type="line" svg:x1="9.764cm" svg:y1="16.6cm" svg:x2="13.503cm" svg:y2="12.396cm" draw:start-shape="id90" draw:start-glue-point="0" svg:d="M9764 16600l3739-4204" svg:viewBox="0 0 3740 4205">
          <text:p/>
        </draw:connector>
        <draw:custom-shape draw:style-name="gr98" draw:text-style-name="P12" draw:layer="layout" svg:width="18.2cm" svg:height="17.9cm" svg:x="-19.2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-5.832cm" svg:y="16.3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-5cm" svg:y="11.2cm">
          <draw:text-box>
            <text:p><text:span text:style-name="T17">Plant Level</text:span></text:p>
          </draw:text-box>
        </draw:frame>
        <draw:frame draw:style-name="gr99" draw:text-style-name="P26" draw:layer="layout" svg:width="12.732cm" svg:height="1.825cm" svg:x="0.768cm" svg:y="0.1cm">
          <draw:text-box>
            <text:p><text:span text:style-name="T17">Commodity Canola Piecewise SEM</text:span></text:p>
          </draw:text-box>
        </draw:frame>
        <draw:custom-shape draw:style-name="gr100" draw:text-style-name="P35" xml:id="id92" draw:id="id92" draw:layer="layout" svg:width="2.8cm" svg:height="1.764cm" svg:x="16.7cm" svg:y="14.7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5" draw:id="id95" draw:layer="layout" svg:width="2.528cm" svg:height="1.164cm" svg:x="17.372cm" svg:y="19.036cm">
          <text:p text:style-name="P3"><text:span text:style-name="T23">Irrigation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91" draw:id="id91" draw:layer="layout" svg:width="2.528cm" svg:height="1.164cm" svg:x="5cm" svg:y="17.9cm">
          <text:p text:style-name="P3"><text:span text:style-name="T23">Grand </text:span></text:p>
          <text:p text:style-name="P3"><text:span text:style-name="T23">Prairi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6.264cm" svg:y1="17.9cm" svg:x2="9.75cm" svg:y2="11.1cm" draw:start-shape="id91" draw:start-glue-point="0" draw:end-shape="id88" draw:end-glue-point="8" svg:d="M6264 17900l3486-6800" svg:viewBox="0 0 3487 6801">
          <text:p/>
        </draw:connector>
        <draw:custom-shape draw:style-name="gr94" draw:text-style-name="P35" xml:id="id93" draw:id="id93" draw:layer="layout" svg:width="2.528cm" svg:height="1.164cm" svg:x="11.372cm" svg:y="18.936cm">
          <text:p text:style-name="P3"><text:span text:style-name="T23">Year</text:span></text:p>
          <text:p text:style-name="P3"><text:span text:style-name="T23">2015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3.728cm" svg:y1="13.718cm" svg:x2="12.239cm" svg:y2="11.814cm" draw:start-shape="id89" draw:start-glue-point="1" svg:d="M3728 13718l8511-1904" svg:viewBox="0 0 8512 1905">
          <text:p/>
        </draw:connector>
        <draw:connector draw:style-name="gr97" draw:text-style-name="P12" draw:layer="layout" draw:type="line" svg:x1="5.1cm" svg:y1="16.582cm" svg:x2="12.239cm" svg:y2="11.814cm" draw:start-shape="id87" draw:start-glue-point="1" svg:d="M5100 16582l7139-4768" svg:viewBox="0 0 7140 4769">
          <text:p/>
        </draw:connector>
        <draw:connector draw:style-name="gr1" draw:text-style-name="P12" draw:layer="layout" draw:type="line" svg:x1="5.1cm" svg:y1="16.582cm" svg:x2="16.7cm" svg:y2="15.582cm" draw:start-shape="id87" draw:start-glue-point="1" draw:end-shape="id92" svg:d="M5100 16582l11600-1000" svg:viewBox="0 0 11601 1001">
          <text:p/>
        </draw:connector>
        <draw:connector draw:style-name="gr1" draw:text-style-name="P12" draw:layer="layout" draw:type="line" svg:x1="12.636cm" svg:y1="18.936cm" svg:x2="16.7cm" svg:y2="15.582cm" draw:start-shape="id93" draw:start-glue-point="0" draw:end-shape="id92" draw:end-glue-point="3" svg:d="M12636 18936l4064-3354" svg:viewBox="0 0 4065 3355">
          <text:p/>
        </draw:connector>
        <draw:connector draw:style-name="gr97" draw:text-style-name="P12" draw:layer="layout" draw:type="line" svg:x1="12.636cm" svg:y1="18.936cm" svg:x2="13.503cm" svg:y2="12.396cm" draw:start-shape="id93" draw:start-glue-point="0" svg:d="M12636 18936l867-6540" svg:viewBox="0 0 868 6541">
          <text:p/>
        </draw:connector>
        <draw:connector draw:style-name="gr1" draw:text-style-name="P12" draw:layer="layout" draw:type="line" svg:x1="6.264cm" svg:y1="17.9cm" svg:x2="8.5cm" svg:y2="17.2cm" draw:start-shape="id91" draw:start-glue-point="0" draw:end-shape="id90" svg:d="M6264 17900l2236-700" svg:viewBox="0 0 2237 701">
          <text:p/>
        </draw:connector>
        <draw:custom-shape draw:style-name="gr96" draw:text-style-name="P35" xml:id="id98" draw:id="id98" draw:layer="layout" svg:width="2.528cm" svg:height="1.2cm" svg:x="21.4cm" svg:y="7.2cm">
          <text:p text:style-name="P3"><text:span text:style-name="T23">Weight</text:span></text:p>
          <text:p text:style-name="P3"><text:span text:style-name="T23">Per seed</text:span></text:p>
          <draw:enhanced-geometry svg:viewBox="0 0 21600 21600" draw:type="rectangle" draw:enhanced-path="M 0 0 L 21600 0 21600 21600 0 21600 0 0 Z N"/>
        </draw:custom-shape>
        <draw:custom-shape draw:style-name="gr96" draw:text-style-name="P35" xml:id="id97" draw:id="id97" draw:layer="layout" svg:width="2.528cm" svg:height="1.2cm" svg:x="17.1cm" svg:y="5.1cm">
          <text:p text:style-name="P3"><text:span text:style-name="T23">Seeds per</text:span></text:p>
          <text:p text:style-name="P3"><text:span text:style-name="T23">P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5" xml:id="id96" draw:id="id96" draw:layer="layout" svg:width="2.528cm" svg:height="1.2cm" svg:x="12.5cm" svg:y="3cm">
          <text:p text:style-name="P3"><text:span text:style-name="T23">Pod </text:span></text:p>
          <text:p text:style-name="P3"><text:span text:style-name="T23">survival</text:span></text:p>
          <draw:enhanced-geometry svg:viewBox="0 0 21600 21600" draw:type="rectangle" draw:enhanced-path="M 0 0 L 21600 0 21600 21600 0 21600 0 0 Z N"/>
        </draw:custom-shape>
        <draw:custom-shape draw:style-name="gr101" draw:text-style-name="P35" xml:id="id94" draw:id="id94" draw:layer="layout" svg:width="3cm" svg:height="1.2cm" svg:x="17cm" svg:y="11cm">
          <text:p text:style-name="P3"><text:span text:style-name="T23">Flower count</text:span></text:p>
          <text:p text:style-name="P3"><text:span text:style-name="T23">per plant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2.636cm" svg:y1="18.936cm" svg:x2="18.5cm" svg:y2="12.2cm" draw:start-shape="id93" draw:start-glue-point="0" draw:end-shape="id94" draw:end-glue-point="2" svg:d="M12636 18936l5864-6736" svg:viewBox="0 0 5865 6737">
          <text:p/>
        </draw:connector>
        <draw:connector draw:style-name="gr1" draw:text-style-name="P12" draw:layer="layout" draw:type="line" svg:x1="14.767cm" svg:y1="11.814cm" svg:x2="17cm" svg:y2="11.6cm" draw:end-shape="id94" draw:end-glue-point="3" svg:d="M14767 11814l2233-214" svg:viewBox="0 0 2234 215">
          <text:p/>
        </draw:connector>
        <draw:connector draw:style-name="gr97" draw:text-style-name="P12" draw:layer="layout" draw:type="line" svg:x1="18.636cm" svg:y1="19.036cm" svg:x2="18.1cm" svg:y2="16.464cm" draw:start-shape="id95" draw:start-glue-point="0" draw:end-shape="id92" draw:end-glue-point="2" svg:d="M18636 19036l-536-2572" svg:viewBox="0 0 537 2573">
          <text:p/>
        </draw:connector>
        <draw:connector draw:style-name="gr1" draw:text-style-name="P12" draw:layer="layout" draw:type="line" svg:x1="12.636cm" svg:y1="18.936cm" svg:x2="10.917cm" svg:y2="10.866cm" draw:start-shape="id93" draw:start-glue-point="0" draw:end-shape="id88" draw:end-glue-point="9" svg:d="M12636 18936l-1719-8070" svg:viewBox="0 0 1720 8071">
          <text:p/>
        </draw:connector>
        <draw:connector draw:style-name="gr1" draw:text-style-name="P12" draw:layer="layout" draw:type="line" svg:x1="13.503cm" svg:y1="11.232cm" svg:x2="13.764cm" svg:y2="4.2cm" draw:end-shape="id96" draw:end-glue-point="2" svg:d="M13503 11232l261-7032" svg:viewBox="0 0 262 7033">
          <text:p/>
        </draw:connector>
        <draw:connector draw:style-name="gr1" draw:text-style-name="P12" draw:layer="layout" draw:type="line" svg:x1="18.5cm" svg:y1="11cm" svg:x2="13.764cm" svg:y2="4.2cm" draw:start-shape="id94" draw:start-glue-point="0" draw:end-shape="id96" draw:end-glue-point="2" svg:d="M18500 11000l-4736-6800" svg:viewBox="0 0 4737 6801">
          <text:p/>
        </draw:connector>
        <draw:connector draw:style-name="gr102" draw:text-style-name="P38" draw:layer="layout" draw:type="line" svg:x1="12.636cm" svg:y1="18.936cm" svg:x2="18.364cm" svg:y2="6.3cm" draw:start-shape="id93" draw:start-glue-point="0" draw:end-shape="id97" draw:end-glue-point="2" svg:d="M12636 18936l5728-12636" svg:viewBox="0 0 5729 12637">
          <text:p text:style-name="P37"><text:span text:style-name="T15">4.6</text:span></text:p>
        </draw:connector>
        <draw:connector draw:style-name="gr1" draw:text-style-name="P12" draw:layer="layout" draw:type="line" svg:x1="18.636cm" svg:y1="19.036cm" svg:x2="22.664cm" svg:y2="8.4cm" draw:start-shape="id95" draw:start-glue-point="0" draw:end-shape="id98" draw:end-glue-point="2" svg:d="M18636 19036l4028-10636" svg:viewBox="0 0 4029 10637">
          <text:p/>
        </draw:connector>
        <draw:connector draw:style-name="gr103" draw:text-style-name="P12" draw:layer="layout" draw:type="line" svg:x1="15.028cm" svg:y1="3.6cm" svg:x2="20.3cm" svg:y2="4.3cm" draw:start-shape="id96" draw:start-glue-point="1" draw:end-shape="id99" draw:end-glue-point="6" svg:d="M15028 3600l5272 700" svg:viewBox="0 0 5273 701">
          <text:p/>
        </draw:connector>
        <draw:connector draw:style-name="gr103" draw:text-style-name="P12" draw:layer="layout" draw:type="line" svg:x1="18.364cm" svg:y1="5.1cm" svg:x2="20.329cm" svg:y2="4.371cm" draw:start-shape="id97" draw:start-glue-point="0" draw:end-shape="id99" draw:end-glue-point="7" svg:d="M18364 5100l1965-729" svg:viewBox="0 0 1966 730">
          <text:p/>
        </draw:connector>
        <draw:connector draw:style-name="gr103" draw:text-style-name="P12" draw:layer="layout" draw:type="line" svg:x1="22.664cm" svg:y1="7.2cm" svg:x2="20.471cm" svg:y2="4.371cm" draw:start-shape="id98" draw:start-glue-point="0" draw:end-shape="id99" draw:end-glue-point="9" svg:d="M22664 7200l-2193-2829" svg:viewBox="0 0 2194 2830">
          <text:p/>
        </draw:connector>
        <draw:custom-shape draw:style-name="gr104" draw:text-style-name="P39" xml:id="id100" draw:id="id100" draw:layer="layout" svg:width="2.4cm" svg:height="1.8cm" svg:x="19.3cm" svg:y="1cm">
          <text:p text:style-name="P39">Predicted</text:p>
          <text:p text:style-name="P39">Yield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5" draw:text-style-name="P35" xml:id="id101" draw:id="id101" draw:layer="layout" svg:width="1.628cm" svg:height="1.2cm" svg:x="25.4cm" svg:y="1.3cm">
          <text:p text:style-name="P3"><text:span text:style-name="T23">Yield</text:span></text:p>
          <draw:enhanced-geometry svg:viewBox="0 0 21600 21600" draw:type="rectangle" draw:enhanced-path="M 0 0 L 21600 0 21600 21600 0 21600 0 0 Z N"/>
        </draw:custom-shape>
        <draw:connector draw:style-name="gr106" draw:text-style-name="P38" draw:layer="layout" draw:type="line" svg:x1="21.7cm" svg:y1="1.9cm" svg:x2="25.4cm" svg:y2="1.9cm" draw:start-shape="id100" draw:start-glue-point="7" draw:end-shape="id101" draw:end-glue-point="3" svg:d="M21700 1900h3700" svg:viewBox="0 0 3701 1">
          <text:p text:style-name="P3"><text:span text:style-name="T15">40.3</text:span></text:p>
        </draw:connector>
        <draw:custom-shape draw:style-name="gr107" draw:text-style-name="P40" xml:id="id99" draw:id="id99" draw:layer="layout" svg:width="0.2cm" svg:height="0.2cm" svg:x="20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20.471cm" svg:y1="4.229cm" svg:x2="20.5cm" svg:y2="2.8cm" draw:start-shape="id99" draw:start-glue-point="11" draw:end-shape="id100" draw:end-glue-point="6" svg:d="M20471 4229l29-1429" svg:viewBox="0 0 30 1430">
          <text:p/>
        </draw:connector>
        <draw:connector draw:style-name="gr1" draw:text-style-name="P12" draw:layer="layout" draw:type="curve" svg:x1="13.764cm" svg:y1="4.2cm" svg:x2="21.4cm" svg:y2="7.8cm" draw:start-shape="id96" draw:start-glue-point="2" draw:end-shape="id98" draw:end-glue-point="3" svg:d="M13764 4200c0 2400 2545 3600 7636 3600" svg:viewBox="0 0 7637 3601">
          <text:p/>
        </draw:connector>
        <draw:custom-shape draw:style-name="gr108" draw:text-style-name="P42" draw:layer="layout" svg:width="2.528cm" svg:height="1.164cm" svg:x="12.239cm" svg:y="11.232cm">
          <text:p text:style-name="P41"><text:span text:style-name="T25">Plant Size</text:span></text:p>
          <draw:enhanced-geometry svg:viewBox="0 0 21600 21600" draw:type="rectangle" draw:enhanced-path="M 0 0 L 21600 0 21600 21600 0 21600 0 0 Z N"/>
        </draw:custom-shape>
        <draw:connector draw:style-name="gr109" draw:text-style-name="P38" draw:layer="layout" draw:type="line" svg:x1="19.628cm" svg:y1="5.7cm" svg:x2="21.4cm" svg:y2="7.8cm" draw:start-shape="id97" draw:start-glue-point="1" draw:end-shape="id98" draw:end-glue-point="3" svg:d="M19628 5700l1772 2100" svg:viewBox="0 0 1773 2101">
          <text:p text:style-name="P37"><text:span text:style-name="T15">6.8</text:span></text:p>
        </draw:connector>
        <presentation:notes draw:style-name="dp2">
          <draw:page-thumbnail draw:style-name="gr39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custom-shape draw:style-name="gr94" draw:text-style-name="P35" xml:id="id102" draw:id="id102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110" draw:text-style-name="P35" xml:id="id104" draw:id="id104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110" draw:text-style-name="P35" xml:id="id105" draw:id="id105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06" draw:id="id106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102" draw:start-glue-point="1" draw:end-shape="id103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104" draw:start-glue-point="1" draw:end-shape="id103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105" draw:start-glue-point="1" draw:end-shape="id103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106" draw:start-glue-point="1" draw:end-shape="id103" draw:end-glue-point="8" svg:d="M5349 11692l3502-5718" svg:viewBox="0 0 3503 5719">
          <text:p/>
        </draw:connector>
        <draw:custom-shape draw:style-name="gr94" draw:text-style-name="P35" xml:id="id107" draw:id="id107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107" draw:start-glue-point="1" draw:end-shape="id103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102" draw:start-glue-point="1" draw:end-shape="id108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104" draw:start-glue-point="1" draw:end-shape="id108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105" draw:start-glue-point="1" draw:end-shape="id108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106" draw:start-glue-point="1" draw:end-shape="id108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107" draw:start-glue-point="1" draw:end-shape="id108" draw:end-glue-point="4" svg:d="M5329 12992l3622 1682" svg:viewBox="0 0 3623 1683">
          <text:p/>
        </draw:connector>
        <draw:custom-shape draw:style-name="gr95" draw:text-style-name="P36" xml:id="id103" draw:id="id103" draw:layer="layout" svg:width="3.3cm" svg:height="1.6cm" svg:x="7.201cm" svg:y="4.374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08" draw:id="id108" draw:layer="layout" svg:width="3.3cm" svg:height="1.6cm" svg:x="7.301cm" svg:y="14.674cm">
          <text:p text:style-name="P3"><text:span text:style-name="T24">Leafcutter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10" draw:id="id110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xml:id="id109" draw:id="id109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108" draw:end-shape="id109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103" draw:start-glue-point="4" draw:end-shape="id110" draw:end-glue-point="2" svg:d="M8851 4374l-14-1236" svg:viewBox="0 0 15 1237">
          <text:p/>
        </draw:connector>
        <draw:custom-shape draw:style-name="gr95" draw:text-style-name="P36" xml:id="id111" draw:id="id111" draw:layer="layout" svg:width="3.3cm" svg:height="1.6cm" svg:x="11.401cm" svg:y="9.574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103" draw:start-glue-point="9" draw:end-shape="id111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108" draw:start-glue-point="11" draw:end-shape="id111" draw:end-glue-point="7" svg:d="M10118 14908l1766-3968" svg:viewBox="0 0 1767 3969">
          <text:p/>
        </draw:connector>
        <draw:custom-shape draw:style-name="gr111" draw:text-style-name="P35" xml:id="id112" draw:id="id112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111" draw:start-glue-point="4" draw:end-shape="id112" draw:end-glue-point="2" svg:d="M13051 9574l-36-3000" svg:viewBox="0 0 37 3001">
          <text:p/>
        </draw:connector>
        <draw:custom-shape draw:style-name="gr95" draw:text-style-name="P36" xml:id="id113" draw:id="id113" draw:layer="layout" svg:width="3.3cm" svg:height="1.6cm" svg:x="16.001cm" svg:y="3.974cm">
          <text:p text:style-name="P3"><text:span text:style-name="T24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14" draw:id="id114" draw:layer="layout" svg:width="3.3cm" svg:height="1.6cm" svg:x="16.001cm" svg:y="7.974cm">
          <text:p text:style-name="P3"><text:span text:style-name="T24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6" xml:id="id115" draw:id="id115" draw:layer="layout" svg:width="3.3cm" svg:height="1.6cm" svg:x="16.001cm" svg:y="11.374cm">
          <text:p text:style-name="P3"><text:span text:style-name="T24">Flower </text:span></text:p>
          <text:p text:style-name="P3"><text:span text:style-name="T24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5" xml:id="id117" draw:id="id117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112" draw:text-style-name="P35" xml:id="id116" draw:id="id116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113" draw:text-style-name="P35" xml:id="id118" draw:id="id118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13" draw:text-style-name="P35" xml:id="id119" draw:id="id119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114" draw:text-style-name="P35" xml:id="id120" draw:id="id120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111" draw:start-glue-point="11" draw:end-shape="id113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111" draw:start-glue-point="10" draw:end-shape="id114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111" draw:start-glue-point="9" draw:end-shape="id115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16" draw:start-glue-point="1" draw:end-shape="id117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113" draw:start-glue-point="10" draw:end-shape="id118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114" draw:start-glue-point="10" draw:end-shape="id119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15" draw:start-glue-point="10" draw:end-shape="id120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18" draw:start-glue-point="2" draw:end-shape="id119" draw:end-glue-point="0" svg:d="M22751 5674v2200" svg:viewBox="0 0 1 2201">
          <text:p/>
        </draw:connector>
        <draw:custom-shape draw:style-name="gr98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17" draw:start-glue-point="1" draw:end-shape="id118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17" draw:start-glue-point="1" draw:end-shape="id119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17" draw:start-glue-point="0" draw:end-shape="id120" draw:end-glue-point="2" svg:d="M22765 17510v-2068h-14v-2068" svg:viewBox="0 0 15 4137">
          <text:p/>
        </draw:connector>
        <draw:custom-shape draw:style-name="gr115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26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70" draw:text-style-name="P26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116" draw:text-style-name="P26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102" draw:start-glue-point="1" draw:end-shape="id116" svg:d="M5349 7752l10952 10322" svg:viewBox="0 0 10953 10323">
          <text:p/>
        </draw:connector>
        <draw:custom-shape draw:style-name="gr100" draw:text-style-name="P35" xml:id="id121" draw:id="id121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17" draw:start-glue-point="0" draw:end-shape="id121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21" draw:start-glue-point="3" draw:end-shape="id103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21" draw:start-glue-point="3" draw:end-shape="id108" draw:end-glue-point="10" svg:d="M16100 15118l-5499 356" svg:viewBox="0 0 5500 357">
          <text:p/>
        </draw:connector>
        <presentation:notes draw:style-name="dp2">
          <draw:page-thumbnail draw:style-name="gr39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10-29T20:17:39.748000000</dc:date>
    <dc:creator>Samuel Robinson</dc:creator>
    <meta:editing-duration>P1DT19H41M10S</meta:editing-duration>
    <meta:editing-cycles>41</meta:editing-cycles>
    <meta:generator>LibreOffice/6.1.1.2$Windows_X86_64 LibreOffice_project/5d19a1bfa650b796764388cd8b33a5af1f5baa1b</meta:generator>
    <meta:document-statistic meta:object-count="432"/>
  </office:meta>
</office:document-meta>
</file>